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808080" draw:marker-start-width="0.95cm" draw:marker-end-width="0.95cm" draw:fill="solid" draw:fill-color="#dee6ef" draw:textarea-horizontal-align="justify" draw:textarea-vertical-align="middle" draw:auto-grow-height="false" fo:min-height="2.508cm" fo:min-width="2.188cm" fo:padding-top="0.375cm" fo:padding-bottom="0.375cm" fo:padding-left="0.5cm" fo:padding-right="0.5cm"/>
    </style:style>
    <style:style style:name="gr2" style:family="graphic" style:parent-style-name="standard">
      <style:graphic-properties svg:stroke-color="#000000" draw:fill-color="#dee7e5" draw:textarea-horizontal-align="justify" draw:textarea-vertical-align="middle" draw:auto-grow-height="false" fo:min-height="1.85cm" fo:min-width="0.5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0.85cm" fo:min-width="1.5cm"/>
      <style:paragraph-properties style:writing-mode="lr-tb"/>
    </style:style>
    <style:style style:name="gr4" style:family="graphic" style:parent-style-name="standard">
      <style:graphic-properties svg:stroke-color="#000000" draw:fill-color="#dee7e5" draw:textarea-horizontal-align="justify" draw:textarea-vertical-align="middle" draw:auto-grow-height="false" fo:min-height="2.75cm" fo:min-width="3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04cm" fo:min-width="0cm"/>
      <style:paragraph-properties style:writing-mode="lr-tb"/>
    </style:style>
    <style:style style:name="gr6" style:family="graphic" style:parent-style-name="objectwithoutfill">
      <style:graphic-properties svg:stroke-width="0.1cm" svg:stroke-color="#111111" draw:marker-start-width="0.35cm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-color="#dee7e5" draw:textarea-horizontal-align="justify" draw:textarea-vertical-align="middle" draw:auto-grow-height="false" fo:min-height="3.75cm" fo:min-width="4.5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5.911cm"/>
      <style:paragraph-properties style:writing-mode="lr-tb"/>
    </style:style>
    <style:style style:name="gr11" style:family="graphic" style:parent-style-name="standard">
      <style:graphic-properties svg:stroke-color="#000000" draw:fill-color="#d62e4e" draw:textarea-horizontal-align="justify" draw:textarea-vertical-align="middle" draw:auto-grow-height="false" fo:min-height="0.35cm" fo:min-width="1.4cm"/>
      <style:paragraph-properties style:writing-mode="lr-tb"/>
    </style:style>
    <style:style style:name="gr12" style:family="graphic" style:parent-style-name="objectwithoutfill">
      <style:graphic-properties draw:marker-end="Rounded_20_short_20_Arrow" draw:marker-end-width="0.2cm" draw:fill="solid" draw:textarea-vertical-align="middle"/>
    </style:style>
    <style:style style:name="gr13" style:family="graphic" style:parent-style-name="objectwithoutfill">
      <style:graphic-properties draw:marker-start="" draw:marker-end="Rounded_20_short_20_Arrow" draw:fill="solid" draw:textarea-vertical-align="middle"/>
    </style:style>
    <style:style style:name="P1" style:family="paragraph">
      <loext:graphic-properties draw:fill="solid" draw:fill-color="#dee6ef"/>
      <style:paragraph-properties fo:text-align="center"/>
      <style:text-properties fo:font-size="10pt"/>
    </style:style>
    <style:style style:name="P2" style:family="paragraph"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font-size="10pt" style:font-size-asian="18pt" style:font-size-complex="18pt"/>
    </style:style>
    <style:style style:name="P5" style:family="paragraph">
      <loext:graphic-properties draw:fill-color="#dee7e5"/>
      <style:paragraph-properties fo:text-align="center" style:writing-mode="lr-tb"/>
      <style:text-properties fo:font-size="10pt" style:font-size-asian="18pt" style:font-size-complex="18pt"/>
    </style:style>
    <style:style style:name="P6" style:family="paragraph">
      <loext:graphic-properties draw:fill="solid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8" style:family="paragraph">
      <loext:graphic-properties draw:fill-color="#d62e4e"/>
      <style:paragraph-properties fo:text-align="center" style:writing-mode="lr-tb"/>
      <style:text-properties fo:font-size="10pt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8cm" svg:height="3.9cm" svg:x="2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cm" svg:height="2.1cm" svg:x="3.9cm" svg:y="2.4cm">
          <text:p text:style-name="P2"><text:span text:style-name="T1">5 MHz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1cm" svg:height="2.1cm" svg:x="3.9cm" svg:y="7.4cm">
          <text:p text:style-name="P2"><text:span text:style-name="T1">5 MH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1cm" svg:x="5.8cm" svg:y="5.5cm">
          <text:p text:style-name="P2"><text:span text:style-name="T1">10 MHz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2cm" svg:height="1.1cm" svg:x="1cm" svg:y="5.5cm">
          <text:p text:style-name="P2"><text:span text:style-name="T1">10 MHz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4cm" svg:height="3cm" svg:x="8.9cm" svg:y="8cm">
          <text:p text:style-name="P4"><text:span text:style-name="T2">Panametrics</text:span></text:p>
          <text:p text:style-name="P4"><text:span text:style-name="T2">5052PR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2" draw:layer="layout" svg:width="0.5cm" svg:height="0.5cm" svg:x="11.6cm" svg:y="10.5cm">
          <text:p text:style-name="P2"><text:span text:style-name="T1">RCVR</text:span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0.5cm" svg:height="0.5cm" svg:x="9.6cm" svg:y="10.5cm">
          <text:p text:style-name="P2"><text:span text:style-name="T1">T/R</text:span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9.85cm" svg:y1="11cm" svg:x2="4.4cm" svg:y2="9.5cm" draw:start-shape="id1" draw:start-glue-point="8" draw:end-shape="id2" draw:end-glue-point="2" svg:d="M9850 11000c0 753-5450 1503-5450-1500" svg:viewBox="0 0 5451 2174">
          <text:p/>
        </draw:connector>
        <draw:custom-shape draw:style-name="gr7" draw:text-style-name="P5" draw:layer="layout" svg:width="5cm" svg:height="4cm" svg:x="13.9cm" svg:y="1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PC with </text:span></text:p>
          <text:p text:style-name="P4"><text:span text:style-name="T2">NI-PCI 5122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0.5cm" svg:height="0.5cm" svg:x="13.9cm" svg:y="1.7cm">
          <text:p text:style-name="P2"><text:span text:style-name="T1">CH0</text:span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0.5cm" svg:height="0.5cm" svg:x="13.9cm" svg:y="2.7cm">
          <text:p text:style-name="P2"><text:span text:style-name="T1">CH1</text:span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" draw:id="id7" draw:layer="layout" svg:width="0.5cm" svg:height="0.5cm" svg:x="13.9cm" svg:y="3.7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TR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0.5cm" svg:height="0.5cm" svg:x="9.7cm" svg:y="8cm">
          <text:p text:style-name="P2"><text:span text:style-name="T1"/></text:p>
          <text:p text:style-name="P2"><text:span text:style-name="T1"/></text:p>
          <text:p text:style-name="P2"><text:span text:style-name="T1">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0.5cm" svg:height="0.5cm" svg:x="11.6cm" svg:y="8cm">
          <text:p text:style-name="P2"><text:span text:style-name="T1"/></text:p>
          <text:p text:style-name="P2"><text:span text:style-name="T1"/></text:p>
          <text:p text:style-name="P2"><text:span text:style-name="T1">Sy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curve" draw:line-skew="-0.444cm 2.906cm" svg:x1="4.4cm" svg:y1="2.4cm" svg:x2="13.9cm" svg:y2="2.95cm" draw:start-shape="id3" draw:start-glue-point="0" draw:end-shape="id4" draw:end-glue-point="6" svg:d="M4400 2400c0-1417 3933-1182 5695-690s1353 1240 3805 1240" svg:viewBox="0 0 9501 1622">
          <text:p/>
        </draw:connector>
        <draw:connector draw:style-name="gr9" draw:text-style-name="P6" draw:layer="layout" draw:type="curve" svg:x1="13.9cm" svg:y1="1.95cm" svg:x2="9.95cm" svg:y2="8cm" draw:start-shape="id5" draw:start-glue-point="6" draw:end-shape="id6" draw:end-glue-point="4" svg:d="M13900 1950c-2634 0-3950 2016-3950 6050" svg:viewBox="0 0 3951 6051">
          <text:p/>
        </draw:connector>
        <draw:connector draw:style-name="gr9" draw:text-style-name="P6" draw:layer="layout" draw:type="curve" svg:x1="13.9cm" svg:y1="3.95cm" svg:x2="11.85cm" svg:y2="8cm" draw:start-shape="id7" draw:start-glue-point="6" draw:end-shape="id8" draw:end-glue-point="4" svg:d="M13900 3950c-1367 0-2050 1350-2050 4050" svg:viewBox="0 0 2051 4051">
          <text:p/>
        </draw:connector>
        <draw:frame draw:style-name="gr10" draw:text-style-name="P7" draw:layer="layout" svg:width="5.9cm" svg:height="6.161cm" svg:x="14cm" svg:y="6.039cm">
          <draw:text-box>
            <text:p><text:span text:style-name="T3">Panametrics 5052 PR</text:span></text:p>
            <text:p><text:span text:style-name="T2">Rep. Rate</text:span><text:span text:style-name="T2"><text:tab/></text:span><text:span text:style-name="T2">5</text:span></text:p>
            <text:p><text:span text:style-name="T2">Energy</text:span><text:span text:style-name="T2"><text:tab/></text:span><text:span text:style-name="T2"><text:tab/></text:span><text:span text:style-name="T2">3</text:span></text:p>
            <text:p><text:span text:style-name="T2">Damping </text:span><text:span text:style-name="T2"><text:tab/></text:span><text:span text:style-name="T2">50 Ohm</text:span></text:p>
            <text:p><text:span text:style-name="T2">Atten (dB)</text:span><text:span text:style-name="T2"><text:tab/></text:span><text:span text:style-name="T2">10</text:span></text:p>
            <text:p><text:span text:style-name="T2">H.P. filter (MHz)</text:span><text:span text:style-name="T2"><text:tab/></text:span><text:span text:style-name="T2">0.03</text:span></text:p>
            <text:p><text:span text:style-name="T2">Gain (dB)</text:span><text:span text:style-name="T2"><text:tab/></text:span><text:span text:style-name="T2">20</text:span></text:p>
            <text:p><text:span text:style-name="T2">T/R</text:span><text:span text:style-name="T2"><text:tab/></text:span><text:span text:style-name="T2"><text:tab/></text:span><text:span text:style-name="T2">’1’ </text:span></text:p>
            <text:p><text:span text:style-name="T2"/></text:p>
            <text:p><text:span text:style-name="T3">NI-PCI5122</text:span></text:p>
            <text:p><text:span text:style-name="T2">Ch0</text:span><text:span text:style-name="T2"><text:tab/></text:span><text:span text:style-name="T2">50 Ohm <text:s/>(Reflected)</text:span></text:p>
            <text:p><text:span text:style-name="T2">Ch1 <text:s/></text:span><text:span text:style-name="T2"><text:tab/></text:span><text:span text:style-name="T2">1 Mohm DC (Transmitted)</text:span></text:p>
            <text:p><text:span text:style-name="T2">Trig</text:span><text:span text:style-name="T2"><text:tab/></text:span><text:span text:style-name="T2">500 mV positive slope</text:span></text:p>
            <text:p><text:span text:style-name="T2"/></text:p>
            <text:p><text:span text:style-name="T2"/></text:p>
          </draw:text-box>
        </draw:frame>
        <draw:custom-shape draw:style-name="gr11" draw:text-style-name="P8" draw:layer="layout" svg:width="1.9cm" svg:height="0.6cm" svg:x="3.4cm" svg:y="5.7cm">
          <text:p text:style-name="P2"><text:span text:style-name="T1">Sample</text:span></text:p>
          <draw:enhanced-geometry svg:viewBox="0 0 21600 21600" draw:mirror-vertical="false" draw:type="rectangle" draw:enhanced-path="M 0 0 L 21600 0 21600 21600 0 21600 0 0 Z N"/>
        </draw:custom-shape>
        <draw:line draw:style-name="gr12" draw:text-style-name="P9" draw:layer="layout" svg:x1="4.2cm" svg:y1="7.4cm" svg:x2="4.2cm" svg:y2="4.5cm">
          <text:p/>
        </draw:line>
        <draw:path draw:style-name="gr13" draw:text-style-name="P9" draw:layer="layout" svg:width="1.034cm" svg:height="0.299cm" draw:transform="skewX (0.27401669256311) rotate (1.53257361617622) translate (4.4cm 7.3988726042841cm)" svg:viewBox="0 0 1035 300" svg:d="M0 0c2272 67 95 300 95 300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Fylt" draw:style="linear" draw:start-color="#ffffff" draw:end-color="#cccccc" draw:start-intensity="100%" draw:end-intensity="100%" draw:angle="300" draw:border="0%"/>
    <draw:gradient draw:name="Fylt_20_blå" draw:display-name="Fylt blå" draw:style="linear" draw:start-color="#729fcf" draw:end-color="#355269" draw:start-intensity="100%" draw:end-intensity="100%" draw:angle="300" draw:border="0%"/>
    <draw:gradient draw:name="Fylt_20_grøn" draw:display-name="Fylt grøn" draw:style="linear" draw:start-color="#77bc65" draw:end-color="#127622" draw:start-intensity="100%" draw:end-intensity="100%" draw:angle="300" draw:border="0%"/>
    <draw:gradient draw:name="Fylt_20_gul" draw:display-name="Fylt gul" draw:style="linear" draw:start-color="#ffde59" draw:end-color="#b47804" draw:start-intensity="100%" draw:end-intensity="100%" draw:angle="300" draw:border="0%"/>
    <draw:gradient draw:name="Fylt_20_rød" draw:display-name="Fylt rød" draw:style="linear" draw:start-color="#ff6d6d" draw:end-color="#c9211e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Fylt"/>
    </style:style>
    <style:style style:name="Filled_20_Blue" style:display-name="Filled Blue" style:family="graphic" style:parent-style-name="Filled">
      <style:graphic-properties draw:fill-gradient-name="Fylt_20_blå"/>
      <style:text-properties fo:color="#ffffff"/>
    </style:style>
    <style:style style:name="Filled_20_Green" style:display-name="Filled Green" style:family="graphic" style:parent-style-name="Filled">
      <style:graphic-properties draw:fill-gradient-name="Fylt_20_grø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t_20_rød"/>
      <style:text-properties fo:color="#ffffff"/>
    </style:style>
    <style:style style:name="Filled_20_Yellow" style:display-name="Filled Yellow" style:family="graphic" style:parent-style-name="Filled">
      <style:graphic-properties draw:fill-gradient-name="Fylt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8T11:17:34.955000000</meta:creation-date>
    <dc:date>2020-07-23T10:52:24.743000000</dc:date>
    <meta:editing-duration>PT21M40S</meta:editing-duration>
    <meta:editing-cycles>4</meta:editing-cycles>
    <meta:generator>LibreOffice/6.4.3.2$Windows_X86_64 LibreOffice_project/747b5d0ebf89f41c860ec2a39efd7cb15b54f2d8</meta:generator>
    <meta:document-statistic meta:object-count="22"/>
  </office:meta>
</office:document-meta>
</file>